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19fa" officeooo:paragraph-rsid="001419fa" style:font-weight-asian="bold" style:font-weight-complex="bold"/>
    </style:style>
    <style:style style:name="P2" style:family="paragraph" style:parent-style-name="Standard">
      <style:text-properties fo:font-weight="normal" officeooo:rsid="001419fa" officeooo:paragraph-rsid="001419fa" style:font-weight-asian="normal" style:font-weight-complex="normal"/>
    </style:style>
    <style:style style:name="P3" style:family="paragraph" style:parent-style-name="Standard">
      <style:text-properties fo:font-weight="normal" officeooo:rsid="00158d09" officeooo:paragraph-rsid="001419fa" style:font-weight-asian="normal" style:font-weight-complex="normal"/>
    </style:style>
    <style:style style:name="P4" style:family="paragraph" style:parent-style-name="Standard">
      <style:text-properties fo:font-size="12pt" fo:font-weight="normal" officeooo:rsid="00158d09" officeooo:paragraph-rsid="00158d0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58d09" officeooo:paragraph-rsid="001895b6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77271" officeooo:paragraph-rsid="0017727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8d09" officeooo:paragraph-rsid="00158d09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77271" officeooo:paragraph-rsid="00177271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95b6" officeooo:paragraph-rsid="001895b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895b6" officeooo:paragraph-rsid="00196192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96192" officeooo:paragraph-rsid="00196192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b333e" officeooo:paragraph-rsid="001b333e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b333e" officeooo:paragraph-rsid="001b9d1a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paragraph-rsid="00177271"/>
    </style:style>
    <style:style style:name="P15" style:family="paragraph" style:parent-style-name="Standard">
      <style:text-properties fo:font-size="12pt" fo:font-weight="normal" officeooo:rsid="00177271" officeooo:paragraph-rsid="00177271"/>
    </style:style>
    <style:style style:name="P16" style:family="paragraph" style:parent-style-name="Standard">
      <style:text-properties fo:font-size="12pt" fo:font-weight="bold" officeooo:rsid="00158d09" officeooo:paragraph-rsid="00158d09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96192" officeooo:paragraph-rsid="00196192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d6cfb" officeooo:paragraph-rsid="001d6cfb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77271" officeooo:paragraph-rsid="00177271" style:font-weight-asian="bold" style:font-weight-complex="bold"/>
    </style:style>
    <style:style style:name="P20" style:family="paragraph" style:parent-style-name="Standard">
      <style:text-properties fo:font-size="13pt" fo:font-weight="normal" officeooo:rsid="001895b6" officeooo:paragraph-rsid="001895b6" style:font-size-asian="13pt" style:font-weight-asian="normal" style:font-size-complex="13pt" style:font-weight-complex="normal"/>
    </style:style>
    <style:style style:name="P21" style:family="paragraph" style:parent-style-name="Standard">
      <style:text-properties officeooo:rsid="00128362" officeooo:paragraph-rsid="00102646"/>
    </style:style>
    <style:style style:name="P22" style:family="paragraph" style:parent-style-name="Standard">
      <style:paragraph-properties fo:break-before="page"/>
      <style:text-properties fo:font-size="12pt" fo:font-weight="bold" officeooo:rsid="001b333e" officeooo:paragraph-rsid="001b333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fo:font-weight="normal" officeooo:rsid="001895b6" officeooo:paragraph-rsid="001895b6" style:font-size-asian="12pt" style:font-weight-asian="normal" style:font-size-complex="12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895b6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545454" style:font-name="arial" fo:letter-spacing="normal" fo:font-style="normal" officeooo:rsid="00177271" style:font-size-asian="12pt" style:font-weight-asian="normal" style:font-size-complex="12pt" style:font-weight-complex="normal"/>
    </style:style>
    <style:style style:name="T6" style:family="text">
      <style:text-properties officeooo:rsid="00177271" style:font-size-asian="12pt" style:font-weight-asian="normal" style:font-size-complex="12pt" style:font-weight-complex="normal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177271" style:font-size-asian="12pt" style:font-size-complex="12pt"/>
    </style:style>
    <style:style style:name="T9" style:family="text">
      <style:text-properties officeooo:rsid="001895b6" style:font-size-asian="12pt"/>
    </style:style>
    <style:style style:name="T10" style:family="text">
      <style:text-properties officeooo:rsid="001895b6"/>
    </style:style>
    <style:style style:name="T11" style:family="text">
      <style:text-properties officeooo:rsid="00196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>Fluxo de Páginas<text:line-break/></text:p>
      <text:p text:style-name="P2">- Toda requisição centralizada em 'index.php' na raiz do projeto.</text:p>
      <text:p text:style-name="P2">Através de 'index.php' é verificado o módulo que será requerido e incluido no 'content' da template.</text:p>
      <text:p text:style-name="P2"/>
      <text:p text:style-name="P3"><text:line-break/><text:span text:style-name="T3">Função 1</text:span></text:p>
      <text:p text:style-name="P3"/>
      <text:p text:style-name="P4">- Conexão via SSH utilizando utilizando a extensão SSH2;</text:p>
      <text:p text:style-name="P4"/>
      <text:p text:style-name="P6">Model</text:p>
      <text:p text:style-name="P4">- Foi criado uma classe statica chamada “Ssh2”, onde é efetuado todo processo de comunicação SSH.</text:p>
      <text:p text:style-name="P4">Class: /libs/Helpers/Ssh2.php</text:p>
      <text:p text:style-name="P5"><text:span text:style-name="T9">app/Models/</text:span>UserMachine.<text:span text:style-name="T10">php</text:span> : uma DTO da table 'user_machines' do banco de dados onde são armazenadas as máquinas que determinado usuario realizou conexão</text:p>
      <text:p text:style-name="P4"/>
      <text:p text:style-name="P4">Controller:</text:p>
      <text:p text:style-name="P4">- <text:s/>MachineController: gerencia todos os processos dessa função</text:p>
      <text:p text:style-name="P4"/>
      <text:p text:style-name="P4">View</text:p>
      <text:p text:style-name="P4">- index.html : lista te todas as connexão realizada pelo usuario logado</text:p>
      <text:p text:style-name="P4">- shell.html : tela de input de comandos para o SSH e output da resposta</text:p>
      <text:p text:style-name="P4"><text:s text:c="5"/>Comunica-se com o controller via Ajax.</text:p>
      <text:p text:style-name="P4"/>
      <text:p text:style-name="P16">Função 2</text:p>
      <text:p text:style-name="P16"/>
      <text:p text:style-name="P7">Criptografar e descriptografar texto: <text:line-break/>Tentativa de utilização da biblioteca 'openssl', porém não obtive sucesso na descriptografia.</text:p>
      <text:p text:style-name="P8">Método utilizado: AES-256-CTR</text:p>
      <text:p text:style-name="P14"><text:span text:style-name="T6">Salt e IV Randomico e método bcrypt </text:span><text:span text:style-name="T5">(</text:span><text:span text:style-name="T6">blowfish) na geração da Hash</text:span></text:p>
      <text:p text:style-name="P14"/>
      <text:p text:style-name="P15">Helpers Files</text:p>
      <text:p text:style-name="P15">/libs/Encryption/FactoryCrypt.php</text:p>
      <text:p text:style-name="P15">/libs/Encryption/Crypt.php</text:p>
      <text:p text:style-name="P15"/>
      <text:p text:style-name="P15">Controller:</text:p>
      <text:p text:style-name="P15">EncryptedTextController: gerencia todos os processos dessa função</text:p>
      <text:p text:style-name="P15"/>
      <text:p text:style-name="P15">View:</text:p>
      <text:p text:style-name="P15">encrypted_text/index.html : input e output de dados que serão/forão criptografados</text:p>
      <text:p text:style-name="P14"/>
      <text:p text:style-name="P19"><text:span text:style-name="T8">F</text:span><text:span text:style-name="T7">unção 3</text:span></text:p>
      <text:p text:style-name="P8"/>
      <text:p text:style-name="P8">Upload e <text:s/>Auditoria de arquivos</text:p>
      <text:p text:style-name="P8">Para encriptografia de arquivos foi utilizado a função 'sha256'</text:p>
      <text:p text:style-name="P8"/>
      <text:p text:style-name="P9">O rash original do momento do upload foi armazenado no banco de dados</text:p>
      <text:p text:style-name="P9"/>
      <text:p text:style-name="P9"><text:soft-page-break/>- Ao fazer upload do mesmo arquivo: verifica se já há o hash registrado no banco de dados</text:p>
      <text:p text:style-name="P9">se houver, se sim, verifica se o arquivo existem está como original</text:p>
      <text:p text:style-name="P9">- Ao clicar em auditoria: verifica de o hash do arquivo no no diretorio segue igual ao armazenado no banco de dados.</text:p>
      <text:p text:style-name="P9">Em ambos os casos apresenta output com resultado da auditoria realizada.<text:line-break/><text:line-break/>Model</text:p>
      <text:p text:style-name="P9">/app/Models/UserFile.php: DTO da tabela 'user_files' do banco de dados</text:p>
      <text:p text:style-name="P9"/>
      <text:p text:style-name="P9">Helper:</text:p>
      <text:p text:style-name="P9">/libs/Helpers/Crypt.php: criptografia do arquivo</text:p>
      <text:p text:style-name="P9">/libs/Helpers/File.php: gerencia todo processo de upload </text:p>
      <text:p text:style-name="P9"/>
      <text:p text:style-name="P9"><text:s/>Controller<text:line-break/>/app/Controllers/UserFileController.php : gerencia todo processo de Auditoria <text:line-break/><text:line-break/>Views:<text:line-break/>/app/views/user_file/index.html : input e output dos dados</text:p>
      <text:p text:style-name="P9"/>
      <text:p text:style-name="P23"/>
      <text:p text:style-name="P9"/>
      <text:p text:style-name="P9"><text:line-break/><text:span text:style-name="T3">Metodologias utilizadas</text:span></text:p>
      <text:p text:style-name="P20">- POO</text:p>
      <text:p text:style-name="P10"><text:span text:style-name="T1">- </text:span>MVC<text:line-break/><text:span text:style-name="T1">- </text:span>Factory na Model</text:p>
      <text:p text:style-name="P11"><text:span text:style-name="T2">- </text:span>Active Record</text:p>
      <text:p text:style-name="P11">- DTO</text:p>
      <text:p text:style-name="P9">- <text:span text:style-name="T11">Replace de dados dinamicos para deixar a View sem PHP</text:span></text:p>
      <text:p text:style-name="P9"/>
      <text:p text:style-name="P17">Bibliotecas extras do PHP</text:p>
      <text:p text:style-name="P11">- openssl</text:p>
      <text:p text:style-name="P11">- shh2</text:p>
      <text:p text:style-name="P11"/>
      <text:p text:style-name="P17">Bibliotecas extras front-end</text:p>
      <text:p text:style-name="P12"><text:s/>- Bower: gerenciador de pacotes front-end</text:p>
      <text:p text:style-name="P11">- Jquery</text:p>
      <text:p text:style-name="P11">- Bootstrap</text:p>
      <text:p text:style-name="P11">- Datatables</text:p>
      <text:p text:style-name="P11"/>
      <text:p text:style-name="P11"/>
      <text:p text:style-name="P18">Dependências de PHP 5.5<text:line-break/><text:span text:style-name="T4">- password_hash</text:span></text:p>
      <text:p text:style-name="P22">Referencias</text:p>
      <text:p text:style-name="P12"/>
      <text:p text:style-name="P13">ssh:</text:p>
      <text:p text:style-name="P13"><text:s/>- <text:a xlink:type="simple" xlink:href="http://kvz.io/blog/2007/07/24/make-ssh-connections-with-php/">http://kvz.io/blog/2007/07/24/make-ssh-connections-with-php/</text:a></text:p>
      <text:p text:style-name="P12"/>
      <text:p text:style-name="P12">crypt:</text:p>
      <text:p text:style-name="P12">- <text:a xlink:type="simple" xlink:href="http://www.daemonology.net/blog/2009-06-11-cryptographic-right-answers.html">http://www.daemonology.net/blog/2009-06-11-cryptographic-right-answers.html</text:a></text:p>
      <text:p text:style-name="P12">- <text:a xlink:type="simple" xlink:href="http://blog.thiagobelem.net/criptografando-senhas-no-php-usando-bcrypt-blowfish">http://blog.thiagobelem.net/criptografando-senhas-no-php-usando-bcrypt-blowfish</text:a></text:p>
      <text:p text:style-name="P12">- <text:a xlink:type="simple" xlink:href="http://code.tutsplus.com/tutorials/understanding-hash-functions-and-keeping-passwords-safe--net-17577">http://code.tutsplus.com/tutorials/understanding-hash-functions-and-keeping-passwords-safe--net-17577</text:a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2:32:58.239959816</meta:creation-date>
    <meta:editing-duration>P0D</meta:editing-duration>
    <meta:editing-cycles>3</meta:editing-cycles>
    <meta:generator>LibreOffice/4.2.8.2$Linux_X86_64 LibreOffice_project/420m0$Build-2</meta:generator>
    <dc:date>2016-08-29T08:30:07.059791360</dc:date>
    <meta:document-statistic meta:table-count="0" meta:image-count="0" meta:object-count="0" meta:page-count="3" meta:paragraph-count="61" meta:word-count="375" meta:character-count="2777" meta:non-whitespace-character-count="2446"/>
  </office:meta>
</office:document-meta>
</file>